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9613d" officeooo:paragraph-rsid="0019613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83ca"/>
    </style:style>
    <style:style style:name="P3" style:family="paragraph" style:parent-style-name="Standard">
      <style:paragraph-properties fo:text-align="start" style:justify-single-word="false"/>
      <style:text-properties officeooo:paragraph-rsid="001a83ca"/>
    </style:style>
    <style:style style:name="P4" style:family="paragraph" style:parent-style-name="Standard">
      <style:paragraph-properties fo:text-align="start" style:justify-single-word="false"/>
      <style:text-properties officeooo:paragraph-rsid="0020b098"/>
    </style:style>
    <style:style style:name="P5" style:family="paragraph" style:parent-style-name="Standard">
      <style:paragraph-properties fo:text-align="start" style:justify-single-word="false"/>
      <style:text-properties officeooo:paragraph-rsid="0022a8f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72e6" officeooo:paragraph-rsid="001a72e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a72e6" officeooo:paragraph-rsid="001a83ca"/>
    </style:style>
    <style:style style:name="P8" style:family="paragraph" style:parent-style-name="Standard">
      <style:paragraph-properties fo:text-align="start" style:justify-single-word="false"/>
      <style:text-properties officeooo:rsid="001a72e6" officeooo:paragraph-rsid="001a72e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9d10" officeooo:paragraph-rsid="001f9d10"/>
    </style:style>
    <style:style style:name="P10" style:family="paragraph" style:parent-style-name="Standard">
      <style:paragraph-properties fo:text-align="start" style:justify-single-word="false"/>
      <style:text-properties officeooo:rsid="001f9d10" officeooo:paragraph-rsid="001f9d10"/>
    </style:style>
    <style:style style:name="P11" style:family="paragraph" style:parent-style-name="Standard">
      <style:paragraph-properties fo:text-align="start" style:justify-single-word="false"/>
      <style:text-properties officeooo:rsid="001f9d10" officeooo:paragraph-rsid="0022a8f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2a8f3" officeooo:paragraph-rsid="0022a8f3"/>
    </style:style>
    <style:style style:name="P13" style:family="paragraph" style:parent-style-name="Standard">
      <style:paragraph-properties fo:text-align="start" style:justify-single-word="false"/>
      <style:text-properties officeooo:rsid="0022a8f3" officeooo:paragraph-rsid="0022a8f3"/>
    </style:style>
    <style:style style:name="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officeooo:rsid="001a72e6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1a83c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bc897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c775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fe37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f9d1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251951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étective</text:p>
      <text:p text:style-name="P1"/>
      <text:list xml:id="list2957065821" text:style-name="L1">
        <text:list-item>
          <text:p text:style-name="P2"><text:span text:style-name="T2">Présentation du client :</text:span></text:p>
          <text:p text:style-name="P2"><text:span text:style-name="T2"><text:tab/></text:span></text:p>
          <text:p text:style-name="P6"><text:span text:style-name="T3">M.</text:span><text:span text:style-name="T1">Scott Détective, enquêteur dans la ville de Cyberville, son boulot est de traquer les criminels, rassembler les preuves et démêler les mystères.</text:span></text:p>
        </text:list-item>
      </text:list>
      <text:p text:style-name="P8"><text:span text:style-name="T1"/></text:p>
      <text:list xml:id="list145339286332844" text:continue-numbering="true" text:style-name="L1">
        <text:list-item>
          <text:p text:style-name="P9"><text:span text:style-name="T2">P</text:span><text:span text:style-name="T1">résentation du projet :</text:span></text:p>
        </text:list-item>
      </text:list>
      <text:p text:style-name="P10"><text:span text:style-name="T1"/></text:p>
      <text:p text:style-name="P10"><text:span text:style-name="T1"><text:tab/>/</text:span></text:p>
      <text:list xml:id="list145339190402889" text:continue-numbering="true" text:style-name="L1">
        <text:list-header>
          <text:p text:style-name="P6"><text:span text:style-name="T1"/></text:p>
        </text:list-header>
        <text:list-item>
          <text:p text:style-name="P6"><text:span text:style-name="T5">Objectif du client</text:span><text:span text:style-name="T1"> :</text:span></text:p>
          <text:p text:style-name="P6"><text:span text:style-name="T1"/></text:p>
          <text:p text:style-name="P7"><text:span text:style-name="T3">M.</text:span><text:span text:style-name="T1">Scott trouve qu’il y a de plus en plus de crimes et que cela devient compliqué de continuer avec simplement </text:span><text:span text:style-name="T3">un carnet et un stylo.</text:span></text:p>
          <text:p text:style-name="P7"><text:span text:style-name="T3"/></text:p>
          <text:p text:style-name="P2"><text:span text:style-name="T3"><text:s/>M.Scott voudrait disposer d’un système sous la forme d’une grande armoire où il pourrait ranger ses enquêtes, ses preuves, et garder un œil sur tous les suspects. </text:span><text:span text:style-name="T4">Il doit y avoir une grande sécurité et cela doit être solide.</text:span></text:p>
        </text:list-item>
      </text:list>
      <text:p text:style-name="P3"><text:span text:style-name="T4"/></text:p>
      <text:list xml:id="list145339904428393" text:continue-numbering="true" text:style-name="L1">
        <text:list-item>
          <text:p text:style-name="P9"><text:span text:style-name="T4">I</text:span><text:span text:style-name="T1">ntervenants :</text:span></text:p>
        </text:list-item>
      </text:list>
      <text:p text:style-name="P10"><text:span text:style-name="T1"/></text:p>
      <text:p text:style-name="P11"><text:span text:style-name="T1"><text:tab/></text:span><text:span text:style-name="T6">Le client est Scott Détective.</text:span></text:p>
      <text:p text:style-name="P11"><text:span text:style-name="T6"/></text:p>
      <text:p text:style-name="P5"><text:span text:style-name="T6"><text:tab/>Les prestataires sont Nathan LEMAIRE, Alexis DEMARCQ et Quentin HENRARD.</text:span></text:p>
      <text:p text:style-name="P5"><text:span text:style-name="T6"/></text:p>
      <text:p text:style-name="P11"><text:span text:style-name="T6"><text:s/><text:tab/>EPHEC-TI, est représenté par Mme Van den Schrieck, coach de l’équipe 2T</text:span></text:p>
      <text:p text:style-name="P10"><text:span text:style-name="T1"/></text:p>
      <text:list xml:id="list145339773391758" text:continue-numbering="true" text:style-name="L1">
        <text:list-item>
          <text:p text:style-name="P12"><text:span text:style-name="T7">C</text:span><text:span text:style-name="T1">ible/utilisateurs :</text:span></text:p>
        </text:list-item>
      </text:list>
      <text:p text:style-name="P13"><text:span text:style-name="T1"/></text:p>
      <text:p text:style-name="P13"><text:span text:style-name="T1"><text:tab/>Tous les enquêteur</text:span><text:span text:style-name="T8">s, les superviseurs et les experts scientifiques du commissariat</text:span><text:span text:style-name="T1"> quelque <text:tab/>soit leur gra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4:15:41.461803380</meta:creation-date>
    <dc:date>2024-10-15T14:53:38.999531919</dc:date>
    <meta:editing-duration>PT27M2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2" meta:character-count="920" meta:non-whitespace-character-count="778"/>
  </office:meta>
</office:document-meta>
</file>